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FD000001E2F05FC2BB97995B54.jpg" manifest:media-type="image/jpeg"/>
  <manifest:file-entry manifest:full-path="Pictures/1000000000000142000001ADD6BF5A1B831B1E17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align="center" fo:text-indent="0cm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ffff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5cm" svg:y="0.5cm" presentation:class="title" presentation:user-transformed="true">
          <draw:text-box>
            <text:p text:style-name="P1"><text:span text:style-name="T1">Projet : QuizZzZ !</text:span></text:p>
          </draw:text-box>
        </draw:frame>
        <draw:frame presentation:style-name="pr2" draw:text-style-name="P3" draw:layer="layout" svg:width="25.199cm" svg:height="7.553cm" svg:x="1cm" svg:y="4.414cm" presentation:class="subtitle" presentation:user-transformed="true">
          <draw:text-box>
            <text:p text:style-name="P2">Voici les membres de ce projet :</text:p>
            <text:p text:style-name="P2">- Gabi Grossmann</text:p>
            <text:p text:style-name="P2">- Mathieu Foucault</text:p>
            <text:p text:style-name="P2">- Romain Varra</text:p>
            <text:p text:style-name="P2">- Victor Lopez</text:p>
            <text:p text:style-name="P2"/>
            <text:p text:style-name="P2"/>
            <text:p text:style-name="P2">Comme son nom l’indique, nous allons réaliser un quiz :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5"><text:span text:style-name="T2">Notre wireframe </text:span></text:p>
          </draw:text-box>
        </draw:frame>
        <draw:frame draw:style-name="gr2" draw:text-style-name="P6" draw:layer="layout" svg:width="12.143cm" svg:height="11.5cm" svg:x="12.857cm" svg:y="3cm" presentation:class="graphic" presentation:user-transformed="true">
          <draw:image xlink:href="Pictures/10000000000001FD000001E2F05FC2BB97995B54.jpg" xlink:type="simple" xlink:show="embed" xlink:actuate="onLoad" draw:mime-type="image/jpeg">
            <text:p/>
          </draw:image>
        </draw:frame>
        <draw:frame draw:style-name="gr2" draw:text-style-name="P6" draw:layer="layout" svg:width="8.5cm" svg:height="11.324cm" svg:x="3cm" svg:y="3.176cm">
          <draw:image xlink:href="Pictures/1000000000000142000001ADD6BF5A1B831B1E1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5"><text:span text:style-name="T2">Notre prototype 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9T15:21:44.047000000</meta:creation-date>
    <meta:editing-duration>PT8M10S</meta:editing-duration>
    <meta:editing-cycles>2</meta:editing-cycles>
    <meta:generator>LibreOffice/7.6.2.1$Windows_X86_64 LibreOffice_project/56f7684011345957bbf33a7ee678afaf4d2ba333</meta:generator>
    <dc:title>Lights</dc:title>
    <dc:date>2024-10-09T15:29:52.983000000</dc:date>
    <meta:document-statistic meta:object-count="91"/>
  </office:meta>
</office:document-meta>
</file>